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P5" style:parent-style-name="Normal" style:list-style-name="LFO1" style:family="paragraph"/>
    <style:style style:name="P6" style:parent-style-name="Normal" style:list-style-name="LFO1" style:family="paragraph"/>
    <style:style style:name="P7" style:parent-style-name="Normal" style:family="paragraph">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P9" style:parent-style-name="Normal" style:list-style-name="LFO2" style:family="paragraph"/>
    <style:style style:name="P10" style:parent-style-name="Normal" style:list-style-name="LFO2" style:family="paragraph"/>
    <style:style style:name="P11" style:parent-style-name="Normal" style:list-style-name="LFO2" style:family="paragraph"/>
    <style:style style:name="P12" style:parent-style-name="Normal" style:list-style-name="LFO2" style:family="paragraph"/>
    <style:style style:name="P13" style:parent-style-name="Normal" style:list-style-name="LFO2" style:family="paragraph"/>
    <style:style style:name="P14" style:parent-style-name="Normal" style:list-style-name="LFO2" style:family="paragraph"/>
    <style:style style:name="T15" style:parent-style-name="Policepardéfaut" style:family="text">
      <style:text-properties fo:font-weight="bold" style:font-weight-asian="bold" style:font-weight-complex="bold"/>
    </style:style>
    <style:style style:name="P16" style:parent-style-name="Normal" style:list-style-name="LFO3" style:family="paragraph"/>
    <style:style style:name="P17" style:parent-style-name="Normal" style:list-style-name="LFO3" style:family="paragraph"/>
    <style:style style:name="P18" style:parent-style-name="Normal" style:list-style-name="LFO3" style:family="paragraph"/>
    <style:style style:name="T19" style:parent-style-name="Policepardéfaut" style:family="text">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P22" style:parent-style-name="Normal" style:list-style-name="LFO4" style:family="paragraph"/>
    <style:style style:name="P23" style:parent-style-name="Normal" style:list-style-name="LFO4" style:family="paragraph"/>
    <style:style style:name="P24" style:parent-style-name="Normal" style:list-style-name="LFO4" style:family="paragraph"/>
    <style:style style:name="P25" style:parent-style-name="Normal" style:list-style-name="LFO4" style:family="paragraph"/>
    <style:style style:name="T26" style:parent-style-name="Policepardéfaut" style:family="text">
      <style:text-properties fo:font-weight="bold" style:font-weight-asian="bold" style:font-weight-complex="bold"/>
    </style:style>
    <style:style style:name="P27" style:parent-style-name="Normal" style:list-style-name="LFO5" style:family="paragraph"/>
    <style:style style:name="P28" style:parent-style-name="Normal" style:list-style-name="LFO5" style:family="paragraph"/>
    <style:style style:name="P29" style:parent-style-name="Normal" style:list-style-name="LFO5" style:family="paragraph"/>
    <style:style style:name="P30" style:parent-style-name="Normal" style:list-style-name="LFO5" style:family="paragraph"/>
    <style:style style:name="P31" style:parent-style-name="Normal" style:list-style-name="LFO5" style:family="paragraph"/>
    <style:style style:name="T32" style:parent-style-name="Policepardéfaut" style:family="text">
      <style:text-properties fo:font-weight="bold" style:font-weight-asian="bold" style:font-weight-complex="bold"/>
    </style:style>
    <style:style style:name="P33" style:parent-style-name="Normal" style:list-style-name="LFO6" style:family="paragraph"/>
    <style:style style:name="P34" style:parent-style-name="Normal" style:list-style-name="LFO6" style:family="paragraph"/>
    <style:style style:name="P35" style:parent-style-name="Normal" style:list-style-name="LFO6" style:family="paragraph"/>
    <style:style style:name="P36" style:parent-style-name="Normal" style:family="paragraph">
      <style:text-properties fo:font-weight="bold" style:font-weight-asian="bold" style:font-weight-complex="bold"/>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P41" style:parent-style-name="Normal" style:list-style-name="LFO7" style:family="paragraph"/>
    <style:style style:name="P42" style:parent-style-name="Normal" style:list-style-name="LFO7" style:family="paragraph"/>
    <style:style style:name="P43" style:parent-style-name="Normal" style:list-style-name="LFO7" style:family="paragraph"/>
    <style:style style:name="P44" style:parent-style-name="Normal" style:family="paragraph">
      <style:text-properties fo:font-weight="bold" style:font-weight-asian="bold" style:font-weight-complex="bold"/>
    </style:style>
    <style:style style:name="T45" style:parent-style-name="Policepardéfaut" style:family="text">
      <style:text-properties fo:font-weight="bold" style:font-weight-asian="bold" style:font-weight-complex="bold"/>
    </style:style>
    <style:style style:name="T46" style:parent-style-name="Policepardéfaut" style:family="text">
      <style:text-properties fo:font-weight="bold" style:font-weight-asian="bold" style:font-weight-complex="bold"/>
    </style:style>
  </office:automatic-styles>
  <office:body>
    <office:text text:use-soft-page-breaks="true">
      <text:p text:style-name="P1">Propositions de réponses pour le questionnaire d'avancement</text:p>
      <text:p text:style-name="P2">Management de projet</text:p>
      <text:p text:style-name="Normal"><text:span text:style-name="T3">Le chef de projet a-t-il changé depuis le début du projet ? Si oui, merci d'indiquer son nom.</text:span></text:p>
      <text:p text:style-name="Normal">Non, le chef de projet n'a pas changé depuis le début du projet.</text:p>
      <text:p text:style-name="Normal"><text:span text:style-name="T4">Merci de nous donner accès ici à l'outil demandé pour la répartition et le suivi du travail (Trello, Notion...).</text:span></text:p>
      <text:p text:style-name="Normal">URL publique :<text:s/><text:a xlink:href="https://trello.com/b/E8TfP2zQ/workflow-furious-ducks" office:target-frame-name="_top" xlink:show="replace"><text:span text:style-name="Lienhypertexte">https://trello.com/b/E8TfP2zQ/workflow-furious-ducks</text:span></text:a><text:s/>Identifiants de connexion :</text:p>
      <text:list text:style-name="LFO1" text:continue-numbering="true">
        <text:list-item>
          <text:p text:style-name="P5">Email :<text:s/><text:a xlink:href="mailto:projet.furious.ducks@gmail.com" office:target-frame-name="_top" xlink:show="replace"><text:span text:style-name="Lienhypertexte">projet.furious.ducks@gmail.com</text:span></text:a></text:p>
        </text:list-item>
        <text:list-item>
          <text:p text:style-name="P6">Mot de passe : FuriousDucks2023!</text:p>
        </text:list-item>
      </text:list>
      <text:p text:style-name="P7">Avancée du cahier des spécifications techniques</text:p>
      <text:p text:style-name="Normal"><text:span text:style-name="T8">1. Depuis que le projet vous a été distribué, quelles sont les parties qui sont terminées à 100% ?</text:span></text:p>
      <text:p text:style-name="Normal">Les parties terminées à 100% sont :</text:p>
      <text:list text:style-name="LFO2" text:continue-numbering="true">
        <text:list-item>
          <text:p text:style-name="P9">A. État des lieux (Présentation de l'agence, Problématique, Méthodologie actuelle)</text:p>
        </text:list-item>
        <text:list-item>
          <text:p text:style-name="P10">B. Méthodologie de projet à venir (Scrum)</text:p>
        </text:list-item>
        <text:list-item>
          <text:p text:style-name="P11">C. Introduction au mouvement DevOps et DevSecOps</text:p>
        </text:list-item>
        <text:list-item>
          <text:p text:style-name="P12">D. Analyse du workflow CI/CD (Présentation, Choix techniques, Hébergement et backups)</text:p>
        </text:list-item>
        <text:list-item>
          <text:p text:style-name="P13">E. Diagramme d'infrastructure complet du workflow</text:p>
        </text:list-item>
        <text:list-item>
          <text:p text:style-name="P14">F. Gestion des ressources humaines (Recrutement, Formation)</text:p>
        </text:list-item>
      </text:list>
      <text:p text:style-name="Normal"><text:span text:style-name="T15">2. Depuis que le projet vous a été distribué, quelles sont les parties qui en cours de réalisation ?</text:span></text:p>
      <text:p text:style-name="Normal">Les parties en cours de réalisation sont :</text:p>
      <text:list text:style-name="LFO3" text:continue-numbering="true">
        <text:list-item>
          <text:p text:style-name="P16">G. Procédures (Diagrammes BPMN) - 90% complété</text:p>
        </text:list-item>
        <text:list-item>
          <text:p text:style-name="P17">H. Diagramme de Gantt - 85% complété</text:p>
        </text:list-item>
        <text:list-item>
          <text:p text:style-name="P18">I. Estimation des coûts et rentabilité - 95% complété</text:p>
        </text:list-item>
      </text:list>
      <text:p text:style-name="Normal"><text:span text:style-name="T19">3. Depuis que le projet vous a été distribué, quelles sont les parties qui n'ont pas du tout été débutées ?</text:span></text:p>
      <text:soft-page-break/>
      <text:p text:style-name="Normal">Toutes les sections du cahier des spécifications techniques ont été débutées. Il reste principalement des finalisations et ajustements sur les sections G, H et I.</text:p>
      <text:p text:style-name="P20">Avancée du cahier des charges</text:p>
      <text:p text:style-name="Normal"><text:span text:style-name="T21">4. Depuis que le projet vous a été distribué, quelles sont les parties qui sont terminées à 100% ?</text:span></text:p>
      <text:p text:style-name="Normal">Les parties du cahier des charges terminées à 100% sont :</text:p>
      <text:list text:style-name="LFO4" text:continue-numbering="true">
        <text:list-item>
          <text:p text:style-name="P22">Présentation du projet</text:p>
        </text:list-item>
        <text:list-item>
          <text:p text:style-name="P23">Présentation de l'entreprise Thé Tip Top</text:p>
        </text:list-item>
        <text:list-item>
          <text:p text:style-name="P24">Périmètre fonctionnel du jeu-concours</text:p>
        </text:list-item>
        <text:list-item>
          <text:p text:style-name="P25">Objectifs et exigences du client</text:p>
        </text:list-item>
      </text:list>
      <text:p text:style-name="Normal"><text:span text:style-name="T26">5. Depuis que le projet vous a été distribué, quelles sont les parties qui en cours de réalisation ?</text:span></text:p>
      <text:p text:style-name="Normal">Les parties du cahier des charges en cours de réalisation sont :</text:p>
      <text:list text:style-name="LFO5" text:continue-numbering="true">
        <text:list-item>
          <text:p text:style-name="P27">Étude marketing complète - 75% complété</text:p>
        </text:list-item>
        <text:list-item>
          <text:p text:style-name="P28">Établissement du mix Marketing - 70% complété</text:p>
        </text:list-item>
        <text:list-item>
          <text:p text:style-name="P29">Analyse des facteurs risques - 80% complété</text:p>
        </text:list-item>
        <text:list-item>
          <text:p text:style-name="P30">Stratégie de présence sur les réseaux sociaux - 65% complété</text:p>
        </text:list-item>
        <text:list-item>
          <text:p text:style-name="P31">Charte graphique - 60% complété</text:p>
        </text:list-item>
      </text:list>
      <text:p text:style-name="Normal"><text:span text:style-name="T32">6. Depuis que le projet vous a été distribué, quelles sont les parties qui n'ont pas du tout été débutées ?</text:span></text:p>
      <text:p text:style-name="Normal">Les parties non débutées du cahier des charges sont :</text:p>
      <text:list text:style-name="LFO6" text:continue-numbering="true">
        <text:list-item>
          <text:p text:style-name="P33">Diagramme de Gantt du projet client (ASAP sous MS Project)</text:p>
        </text:list-item>
        <text:list-item>
          <text:p text:style-name="P34">Préconisations techniques détaillées pour le site du jeu-concours</text:p>
        </text:list-item>
        <text:list-item>
          <text:p text:style-name="P35">Estimation détaillée des coûts d'études, développement et suivi</text:p>
        </text:list-item>
      </text:list>
      <text:p text:style-name="P36">Analyse de stratégie (Cahier des charges)</text:p>
      <text:p text:style-name="Normal"><text:span text:style-name="T37">7. Qui est pour vous la cible principale identifiée grâce à l'étude de marché ?</text:span></text:p>
      <text:p text:style-name="Normal">La cible principale identifiée est composée d'adultes urbains, âgés de 35 à 55 ans, CSP+ (cadres, professions libérales), majoritairement féminins (60%) avec un pouvoir d'achat élevé. Cette clientèle est sensible à la qualité, à l'origine des produits et aux valeurs éco-responsables. Leurs motivations d'achat principales sont la recherche de bien-être, la<text:s/><text:soft-page-break/>consommation de produits premium, et l'adhésion à un mode de vie sain. Ils sont prêts à payer plus cher pour des produits de qualité supérieure et biologiques.</text:p>
      <text:p text:style-name="Normal"><text:span text:style-name="T38">8. Qui est pour vous le cœur de cible grâce à l'étude de marché ?</text:span></text:p>
      <text:p text:style-name="Normal">Le cœur de cible est constitué de femmes urbaines, 40-50 ans, CSP+, avec un niveau d'études supérieur et un revenu annuel dépassant 45 000€. Ce segment de clientèle est particulièrement sensible aux thés haut de gamme et aux mélanges exclusifs. Elles recherchent des expériences gustatives raffinées et considèrent la consommation de thés de qualité comme un moment de plaisir personnel quotidien et un élément de leur style de vie. Elles sont très réceptives aux actions marketing mettant en avant l'exclusivité et le raffinement.</text:p>
      <text:p text:style-name="Normal"><text:span text:style-name="T39">9. Qui est pour vous la cible secondaire grâce à l'étude de marché ?</text:span></text:p>
      <text:p text:style-name="Normal">La cible secondaire comprend les jeunes adultes (25-35 ans), urbains, sensibles aux tendances bien-être et détox. Ce segment, comprenant un ratio hommes/femmes plus équilibré, est composé de consommateurs occasionnels, motivés par les bénéfices santé du thé et les aspects éco-responsables. Leur pouvoir d'achat est plus limité, mais ils sont prêts à investir dans des produits perçus comme contribuant à leur bien-être et alignés avec leurs valeurs environnementales. Ils sont très actifs sur les réseaux sociaux et sensibles aux recommandations d'influenceurs.</text:p>
      <text:p text:style-name="Normal"><text:span text:style-name="T40">10. Quelle est la zone de chalandise proposée ?</text:span></text:p>
      <text:p text:style-name="Normal">La zone de chalandise proposée s'organise en trois niveaux :</text:p>
      <text:list text:style-name="LFO7" text:continue-numbering="true">
        <text:list-item>
          <text:p text:style-name="P41">Zone primaire : Paris intra-muros et première couronne (15 minutes de trajet) - 60% du chiffre d'affaires</text:p>
        </text:list-item>
        <text:list-item>
          <text:p text:style-name="P42">Zone secondaire : Île-de-France hors première couronne (30 minutes de trajet) - 25% du chiffre d'affaires</text:p>
        </text:list-item>
        <text:list-item>
          <text:p text:style-name="P43">Zone tertiaire : Grandes agglomérations françaises où sont situées les 10 boutiques (dont Nice, Lyon, Bordeaux, Lille, Marseille) et clientèle e-commerce nationale - 15% du chiffre d'affaires</text:p>
        </text:list-item>
      </text:list>
      <text:p text:style-name="Normal">Pour le jeu-concours spécifiquement, l'accent sera mis sur la région niçoise pour célébrer l'ouverture de la 10ème boutique, tout en conservant une portée nationale via le volet digital du concours.</text:p>
      <text:p text:style-name="P44">Questions / Problématiques éventuelles</text:p>
      <text:p text:style-name="Normal"><text:span text:style-name="T45">11. Avez-vous des questions particulières sur un élément du sujet ou une partie du cahier des charges que vous devez réaliser ?</text:span></text:p>
      <text:p text:style-name="Normal">Nous souhaitons obtenir des précisions sur les attentes concernant l'aspect RSE (Responsabilité Sociétale des Entreprises) du projet pour Thé Tip Top. Le sujet mentionne<text:s/><text:soft-page-break/>une "démarche éco-responsable", mais nous aimerions savoir si des actions spécifiques sont attendues, notamment concernant l'hébergement du site web (green hosting) ou d'autres aspects techniques du projet.</text:p>
      <text:p text:style-name="Normal"><text:span text:style-name="T46">12. Y a-t-il des problématiques particulières à soulever ? (Organisation, communication...)</text:span></text:p>
      <text:p text:style-name="Normal">La principale problématique que nous rencontrons concerne la coordination entre la mise en place du workflow DevOps pour l'agence et le développement du site de jeu-concours pour Thé Tip Top. Étant donné que le second projet doit être réalisé en utilisant le workflow mis en place, nous nous interrogeons sur la gestion des délais et la synchronisation des équipes. Nous travaillons actuellement à affiner le planning pour assurer une transition fluide entre les deux phases du projet.</text:p>
      <text:p text:style-name="Normal">Réessayer</text:p>
      <text:p text:style-name="Normal">Claude n'a pas accès à Internet. Les liens fournis peuvent ne pas être précis ou à jou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05T11:43:00Z</meta:creation-date>
    <dc:date>2025-04-06T12:30:00Z</dc:date>
    <meta:template xlink:href="Normal.dotm" xlink:type="simple"/>
    <meta:editing-cycles>2</meta:editing-cycles>
    <meta:editing-duration>PT2160S</meta:editing-duration>
    <meta:document-statistic meta:page-count="4" meta:paragraph-count="13" meta:word-count="1017" meta:character-count="6601" meta:row-count="46" meta:non-whitespace-character-count="5597"/>
  </office:meta>
</office:document-meta>
</file>